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.3803in" svg:height="5.8669in" svg:x="4.2768in" svg:y="4.4028in">
            <draw:object draw:notify-on-update-of-ranges="Sheet1.B1:Sheet1.J1 Sheet1.A19:Sheet1.A19 Sheet1.B21:Sheet1.J21 Sheet1.A20:Sheet1.A20 Sheet1.B22:Sheet1.J22 Sheet1.A3:Sheet1.A3 Sheet1.B5:Sheet1.J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.3882in" svg:height="6.2531in" svg:x="1.7768in" svg:y="4.0681in">
            <draw:object draw:notify-on-update-of-ranges="Sheet1.B1:Sheet1.H1 Sheet1.A8:Sheet1.A8 Sheet1.B12:Sheet1.H12 Sheet1.A9:Sheet1.A9 Sheet1.B13:Sheet1.H13 Sheet1.A10:Sheet1.A10 Sheet1.B14:Sheet1.H14 Sheet1.A11:Sheet1.A11 Sheet1.B15:Sheet1.H15 Sheet1.A3:Sheet1.A3 Sheet1.B4:Sheet1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oretical Limit</text:p>
          </table:table-cell>
          <table:table-cell table:formula="of:=100*1/FACT([.B1])" office:value-type="float" office:value="100" calcext:value-type="float">
            <text:p>100</text:p>
          </table:table-cell>
          <table:table-cell/>
          <table:table-cell table:formula="of:=100*1/FACT([.D1])" office:value-type="float" office:value="50" calcext:value-type="float">
            <text:p>50</text:p>
          </table:table-cell>
          <table:table-cell table:formula="of:=100*1/FACT([.E1])" office:value-type="float" office:value="16.6666666666667" calcext:value-type="float">
            <text:p>16.6666666666667</text:p>
          </table:table-cell>
          <table:table-cell table:formula="of:=100*1/FACT([.F1])" office:value-type="float" office:value="4.16666666666667" calcext:value-type="float">
            <text:p>4.16666666666667</text:p>
          </table:table-cell>
          <table:table-cell table:formula="of:=100*1/FACT([.G1])" office:value-type="float" office:value="0.833333333333333" calcext:value-type="float">
            <text:p>0.833333333333333</text:p>
          </table:table-cell>
          <table:table-cell table:formula="of:=100*1/FACT([.H1])" office:value-type="float" office:value="0.138888888888889" calcext:value-type="float">
            <text:p>0.138888888888889</text:p>
          </table:table-cell>
          <table:table-cell table:formula="of:=100*1/FACT([.I1])" office:value-type="float" office:value="0.0198412698412698" calcext:value-type="float">
            <text:p>0.01984126984127</text:p>
          </table:table-cell>
          <table:table-cell table:formula="of:=100*1/FACT([.J1])" office:value-type="float" office:value="0.00248015873015873" calcext:value-type="float">
            <text:p>0.002480158730159</text:p>
          </table:table-cell>
        </table:table-row>
        <table:table-row table:style-name="ro1">
          <table:table-cell office:value-type="string" calcext:value-type="string">
            <text:p>Empirical Limit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Symmetry Test (LENGTH=10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.15" calcext:value-type="float">
            <text:p>7.15</text:p>
          </table:table-cell>
          <table:table-cell office:value-type="float" office:value="2.002" calcext:value-type="float">
            <text:p>2.002</text:p>
          </table:table-cell>
          <table:table-cell office:value-type="float" office:value="0.5005" calcext:value-type="float">
            <text:p>0.5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tativity Test (LENGTH=16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.125" calcext:value-type="float">
            <text:p>53.125</text:p>
          </table:table-cell>
          <table:table-cell office:value-type="float" office:value="19.9219" calcext:value-type="float">
            <text:p>19.9219</text:p>
          </table:table-cell>
          <table:table-cell office:value-type="float" office:value="5.91431" calcext:value-type="float">
            <text:p>5.91431</text:p>
          </table:table-cell>
          <table:table-cell office:value-type="float" office:value="1.47858" calcext:value-type="float">
            <text:p>1.47858</text:p>
          </table:table-cell>
          <table:table-cell office:value-type="float" office:value="0.323439" calcext:value-type="float">
            <text:p>0.323439</text:p>
          </table:table-cell>
          <table:table-cell office:value-type="float" office:value="0.0635326" calcext:value-type="float">
            <text:p>0.0635326</text:p>
          </table:table-cell>
          <table:table-cell office:value-type="float" office:value="0.011416" calcext:value-type="float">
            <text:p>0.01141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ymmetry Tes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put Allocation</text:p>
          </table:table-cell>
          <table:table-cell office:value-type="float" office:value="0.978901" calcext:value-type="float">
            <text:p>0.978901</text:p>
          </table:table-cell>
          <table:table-cell/>
          <table:table-cell office:value-type="float" office:value="0.549212" calcext:value-type="float">
            <text:p>0.549212</text:p>
          </table:table-cell>
          <table:table-cell office:value-type="float" office:value="0.222843" calcext:value-type="float">
            <text:p>0.222843</text:p>
          </table:table-cell>
          <table:table-cell office:value-type="float" office:value="0.0714816" calcext:value-type="float">
            <text:p>0.0714816</text:p>
          </table:table-cell>
          <table:table-cell office:value-type="float" office:value="0.023586" calcext:value-type="float">
            <text:p>0.023586</text:p>
          </table:table-cell>
          <table:table-cell office:value-type="float" office:value="0.00885469" calcext:value-type="float">
            <text:p>0.0088546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andom Fill</text:p>
          </table:table-cell>
          <table:table-cell office:value-type="float" office:value="37.3795" calcext:value-type="float">
            <text:p>37.3795</text:p>
          </table:table-cell>
          <table:table-cell/>
          <table:table-cell office:value-type="float" office:value="20.3244" calcext:value-type="float">
            <text:p>20.3244</text:p>
          </table:table-cell>
          <table:table-cell office:value-type="float" office:value="8.16181" calcext:value-type="float">
            <text:p>8.16181</text:p>
          </table:table-cell>
          <table:table-cell office:value-type="float" office:value="2.72684" calcext:value-type="float">
            <text:p>2.72684</text:p>
          </table:table-cell>
          <table:table-cell office:value-type="float" office:value="0.739458" calcext:value-type="float">
            <text:p>0.739458</text:p>
          </table:table-cell>
          <table:table-cell office:value-type="float" office:value="0.186237" calcext:value-type="float">
            <text:p>0.1862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utput Allocation</text:p>
          </table:table-cell>
          <table:table-cell office:value-type="float" office:value="0.955394" calcext:value-type="float">
            <text:p>0.955394</text:p>
          </table:table-cell>
          <table:table-cell/>
          <table:table-cell office:value-type="float" office:value="0.512863" calcext:value-type="float">
            <text:p>0.512863</text:p>
          </table:table-cell>
          <table:table-cell office:value-type="float" office:value="0.220678" calcext:value-type="float">
            <text:p>0.220678</text:p>
          </table:table-cell>
          <table:table-cell office:value-type="float" office:value="0.0716318" calcext:value-type="float">
            <text:p>0.0716318</text:p>
          </table:table-cell>
          <table:table-cell office:value-type="float" office:value="0.0200177" calcext:value-type="float">
            <text:p>0.0200177</text:p>
          </table:table-cell>
          <table:table-cell office:value-type="float" office:value="0.00484739" calcext:value-type="float">
            <text:p>0.004847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rallel Calculation</text:p>
          </table:table-cell>
          <table:table-cell office:value-type="float" office:value="4.74339" calcext:value-type="float">
            <text:p>4.74339</text:p>
          </table:table-cell>
          <table:table-cell/>
          <table:table-cell office:value-type="float" office:value="4.22178" calcext:value-type="float">
            <text:p>4.22178</text:p>
          </table:table-cell>
          <table:table-cell office:value-type="float" office:value="2.39172" calcext:value-type="float">
            <text:p>2.39172</text:p>
          </table:table-cell>
          <table:table-cell office:value-type="float" office:value="0.921826" calcext:value-type="float">
            <text:p>0.921826</text:p>
          </table:table-cell>
          <table:table-cell office:value-type="float" office:value="0.295622" calcext:value-type="float">
            <text:p>0.295622</text:p>
          </table:table-cell>
          <table:table-cell office:value-type="float" office:value="0.0954259" calcext:value-type="float">
            <text:p>0.0954259</text:p>
          </table:table-cell>
          <table:table-cell table:number-columns-repeated="2"/>
        </table:table-row>
        <table:table-row table:style-name="ro1">
          <table:table-cell/>
          <table:table-cell table:formula="of:=100*[.B8]/[.$B8]" office:value-type="float" office:value="100" calcext:value-type="float">
            <text:p>100</text:p>
          </table:table-cell>
          <table:table-cell/>
          <table:table-cell table:formula="of:=100*[.D8]/[.$B8]" office:value-type="float" office:value="56.1049585198095" calcext:value-type="float">
            <text:p>56.1049585198095</text:p>
          </table:table-cell>
          <table:table-cell table:formula="of:=100*[.E8]/[.$B8]" office:value-type="float" office:value="22.7646105173046" calcext:value-type="float">
            <text:p>22.7646105173046</text:p>
          </table:table-cell>
          <table:table-cell table:formula="of:=100*[.F8]/[.$B8]" office:value-type="float" office:value="7.30222974539816" calcext:value-type="float">
            <text:p>7.30222974539816</text:p>
          </table:table-cell>
          <table:table-cell table:formula="of:=100*[.G8]/[.$B8]" office:value-type="float" office:value="2.40943670503963" calcext:value-type="float">
            <text:p>2.40943670503963</text:p>
          </table:table-cell>
          <table:table-cell table:formula="of:=100*[.H8]/[.$B8]" office:value-type="float" office:value="0.904554188830127" calcext:value-type="float">
            <text:p>0.904554188830127</text:p>
          </table:table-cell>
          <table:table-cell table:number-columns-repeated="2"/>
        </table:table-row>
        <table:table-row table:style-name="ro1">
          <table:table-cell/>
          <table:table-cell table:formula="of:=100*[.B9]/[.$B9]" office:value-type="float" office:value="100" calcext:value-type="float">
            <text:p>100</text:p>
          </table:table-cell>
          <table:table-cell/>
          <table:table-cell table:formula="of:=100*[.D9]/[.$B9]" office:value-type="float" office:value="54.3731189555773" calcext:value-type="float">
            <text:p>54.3731189555773</text:p>
          </table:table-cell>
          <table:table-cell table:formula="of:=100*[.E9]/[.$B9]" office:value-type="float" office:value="21.8349897671183" calcext:value-type="float">
            <text:p>21.8349897671183</text:p>
          </table:table-cell>
          <table:table-cell table:formula="of:=100*[.F9]/[.$B9]" office:value-type="float" office:value="7.29501464706591" calcext:value-type="float">
            <text:p>7.29501464706591</text:p>
          </table:table-cell>
          <table:table-cell table:formula="of:=100*[.G9]/[.$B9]" office:value-type="float" office:value="1.97824475982825" calcext:value-type="float">
            <text:p>1.97824475982825</text:p>
          </table:table-cell>
          <table:table-cell table:formula="of:=100*[.H9]/[.$B9]" office:value-type="float" office:value="0.49823298867026" calcext:value-type="float">
            <text:p>0.49823298867026</text:p>
          </table:table-cell>
          <table:table-cell table:number-columns-repeated="2"/>
        </table:table-row>
        <table:table-row table:style-name="ro1">
          <table:table-cell/>
          <table:table-cell table:formula="of:=100*[.B10]/[.$B10]" office:value-type="float" office:value="100" calcext:value-type="float">
            <text:p>100</text:p>
          </table:table-cell>
          <table:table-cell/>
          <table:table-cell table:formula="of:=100*[.D10]/[.$B10]" office:value-type="float" office:value="53.6807851001786" calcext:value-type="float">
            <text:p>53.6807851001786</text:p>
          </table:table-cell>
          <table:table-cell table:formula="of:=100*[.E10]/[.$B10]" office:value-type="float" office:value="23.0981144951716" calcext:value-type="float">
            <text:p>23.0981144951716</text:p>
          </table:table-cell>
          <table:table-cell table:formula="of:=100*[.F10]/[.$B10]" office:value-type="float" office:value="7.49761878345478" calcext:value-type="float">
            <text:p>7.49761878345478</text:p>
          </table:table-cell>
          <table:table-cell table:formula="of:=100*[.G10]/[.$B10]" office:value-type="float" office:value="2.09522982141399" calcext:value-type="float">
            <text:p>2.09522982141399</text:p>
          </table:table-cell>
          <table:table-cell table:formula="of:=100*[.H10]/[.$B10]" office:value-type="float" office:value="0.507370781059961" calcext:value-type="float">
            <text:p>0.507370781059961</text:p>
          </table:table-cell>
          <table:table-cell table:number-columns-repeated="2"/>
        </table:table-row>
        <table:table-row table:style-name="ro1">
          <table:table-cell/>
          <table:table-cell table:formula="of:=100*[.B11]/[.$B11]" office:value-type="float" office:value="100" calcext:value-type="float">
            <text:p>100</text:p>
          </table:table-cell>
          <table:table-cell/>
          <table:table-cell table:formula="of:=100*[.D11]/[.$B11]" office:value-type="float" office:value="89.003434252718" calcext:value-type="float">
            <text:p>89.003434252718</text:p>
          </table:table-cell>
          <table:table-cell table:formula="of:=100*[.E11]/[.$B11]" office:value-type="float" office:value="50.4221664252781" calcext:value-type="float">
            <text:p>50.4221664252781</text:p>
          </table:table-cell>
          <table:table-cell table:formula="of:=100*[.F11]/[.$B11]" office:value-type="float" office:value="19.4339069737045" calcext:value-type="float">
            <text:p>19.4339069737045</text:p>
          </table:table-cell>
          <table:table-cell table:formula="of:=100*[.G11]/[.$B11]" office:value-type="float" office:value="6.23229378145166" calcext:value-type="float">
            <text:p>6.23229378145166</text:p>
          </table:table-cell>
          <table:table-cell table:formula="of:=100*[.H11]/[.$B11]" office:value-type="float" office:value="2.0117658467889" calcext:value-type="float">
            <text:p>2.0117658467889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mmutativity Tes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utput Allocation</text:p>
          </table:table-cell>
          <table:table-cell office:value-type="float" office:value="10.3951" calcext:value-type="float">
            <text:p>10.3951</text:p>
          </table:table-cell>
          <table:table-cell/>
          <table:table-cell office:value-type="float" office:value="5.70715" calcext:value-type="float">
            <text:p>5.70715</text:p>
          </table:table-cell>
          <table:table-cell office:value-type="float" office:value="2.08048" calcext:value-type="float">
            <text:p>2.08048</text:p>
          </table:table-cell>
          <table:table-cell office:value-type="float" office:value="0.632086" calcext:value-type="float">
            <text:p>0.632086</text:p>
          </table:table-cell>
          <table:table-cell office:value-type="float" office:value="0.16265" calcext:value-type="float">
            <text:p>0.16265</text:p>
          </table:table-cell>
          <table:table-cell office:value-type="float" office:value="0.0405733" calcext:value-type="float">
            <text:p>0.0405733</text:p>
          </table:table-cell>
          <table:table-cell office:value-type="float" office:value="0.0133835" calcext:value-type="float">
            <text:p>0.0133835</text:p>
          </table:table-cell>
          <table:table-cell office:value-type="float" office:value="0.0121918" calcext:value-type="float">
            <text:p>0.0121918</text:p>
          </table:table-cell>
        </table:table-row>
        <table:table-row table:style-name="ro1">
          <table:table-cell table:style-name="ce1" office:value-type="string" calcext:value-type="string">
            <text:p>Parallel Calculation</text:p>
          </table:table-cell>
          <table:table-cell office:value-type="float" office:value="3.30579" calcext:value-type="float">
            <text:p>3.30579</text:p>
          </table:table-cell>
          <table:table-cell/>
          <table:table-cell office:value-type="float" office:value="3.04661" calcext:value-type="float">
            <text:p>3.04661</text:p>
          </table:table-cell>
          <table:table-cell office:value-type="float" office:value="1.57197" calcext:value-type="float">
            <text:p>1.57197</text:p>
          </table:table-cell>
          <table:table-cell office:value-type="float" office:value="0.569496" calcext:value-type="float">
            <text:p>0.569496</text:p>
          </table:table-cell>
          <table:table-cell office:value-type="float" office:value="0.169781" calcext:value-type="float">
            <text:p>0.169781</text:p>
          </table:table-cell>
          <table:table-cell office:value-type="float" office:value="0.0409941" calcext:value-type="float">
            <text:p>0.0409941</text:p>
          </table:table-cell>
          <table:table-cell office:value-type="float" office:value="0.00939572" calcext:value-type="float">
            <text:p>0.00939572</text:p>
          </table:table-cell>
          <table:table-cell office:value-type="float" office:value="0.00324747" calcext:value-type="float">
            <text:p>0.00324747</text:p>
          </table:table-cell>
        </table:table-row>
        <table:table-row table:style-name="ro1">
          <table:table-cell office:value-type="string" calcext:value-type="string">
            <text:p>pct output</text:p>
          </table:table-cell>
          <table:table-cell table:formula="of:=100*[.B19]/[.$B19]" office:value-type="float" office:value="100" calcext:value-type="float">
            <text:p>100</text:p>
          </table:table-cell>
          <table:table-cell/>
          <table:table-cell table:formula="of:=100*[.D19]/[.$B19]" office:value-type="float" office:value="54.90230974209" calcext:value-type="float">
            <text:p>54.90230974209</text:p>
          </table:table-cell>
          <table:table-cell table:formula="of:=100*[.E19]/[.$B19]" office:value-type="float" office:value="20.0140450789314" calcext:value-type="float">
            <text:p>20.0140450789314</text:p>
          </table:table-cell>
          <table:table-cell table:formula="of:=100*[.F19]/[.$B19]" office:value-type="float" office:value="6.08061490509952" calcext:value-type="float">
            <text:p>6.08061490509952</text:p>
          </table:table-cell>
          <table:table-cell table:formula="of:=100*[.G19]/[.$B19]" office:value-type="float" office:value="1.5646795124626" calcext:value-type="float">
            <text:p>1.5646795124626</text:p>
          </table:table-cell>
          <table:table-cell table:formula="of:=100*[.H19]/[.$B19]" office:value-type="float" office:value="0.390311781512443" calcext:value-type="float">
            <text:p>0.390311781512443</text:p>
          </table:table-cell>
          <table:table-cell table:formula="of:=100*[.I19]/[.$B19]" office:value-type="float" office:value="0.128748160190859" calcext:value-type="float">
            <text:p>0.128748160190859</text:p>
          </table:table-cell>
          <table:table-cell table:formula="of:=100*[.J19]/[.$B19]" office:value-type="float" office:value="0.117284105011015" calcext:value-type="float">
            <text:p>0.117284105011015</text:p>
          </table:table-cell>
        </table:table-row>
        <table:table-row table:style-name="ro1">
          <table:table-cell office:value-type="string" calcext:value-type="string">
            <text:p>pct calc</text:p>
          </table:table-cell>
          <table:table-cell table:formula="of:=100*[.B20]/[.$B20]" office:value-type="float" office:value="100" calcext:value-type="float">
            <text:p>100</text:p>
          </table:table-cell>
          <table:table-cell/>
          <table:table-cell table:formula="of:=100*[.D20]/[.$B20]" office:value-type="float" office:value="92.1598165642706" calcext:value-type="float">
            <text:p>92.1598165642706</text:p>
          </table:table-cell>
          <table:table-cell table:formula="of:=100*[.E20]/[.$B20]" office:value-type="float" office:value="47.552022360767" calcext:value-type="float">
            <text:p>47.552022360767</text:p>
          </table:table-cell>
          <table:table-cell table:formula="of:=100*[.F20]/[.$B20]" office:value-type="float" office:value="17.2272285898378" calcext:value-type="float">
            <text:p>17.2272285898378</text:p>
          </table:table-cell>
          <table:table-cell table:formula="of:=100*[.G20]/[.$B20]" office:value-type="float" office:value="5.13586767459518" calcext:value-type="float">
            <text:p>5.13586767459518</text:p>
          </table:table-cell>
          <table:table-cell table:formula="of:=100*[.H20]/[.$B20]" office:value-type="float" office:value="1.2400696958972" calcext:value-type="float">
            <text:p>1.2400696958972</text:p>
          </table:table-cell>
          <table:table-cell table:formula="of:=100*[.I20]/[.$B20]" office:value-type="float" office:value="0.284220110775337" calcext:value-type="float">
            <text:p>0.284220110775337</text:p>
          </table:table-cell>
          <table:table-cell table:formula="of:=100*[.J20]/[.$B20]" office:value-type="float" office:value="0.0982358226021617" calcext:value-type="float">
            <text:p>0.098235822602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12:14:51.273018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22:20:00.898226601</meta:creation-date>
    <dc:date>2023-03-27T13:12:17.071922934</dc:date>
    <meta:editing-duration>PT6H33M26S</meta:editing-duration>
    <meta:editing-cycles>9</meta:editing-cycles>
    <meta:generator>LibreOffice/6.4.7.2$Linux_X86_64 LibreOffice_project/40$Build-2</meta:generator>
    <meta:document-statistic meta:table-count="1" meta:cell-count="12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10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.067cm" svg:height="15.884cm" xlink:href=".." xlink:type="simple" chart:class="chart:line" chart:style-name="ch1">
        <chart:title svg:x="0.635cm" svg:y="0.453cm" chart:style-name="ch2">
          <text:p>Symmetry Acceleration</text:p>
        </chart:title>
        <chart:legend chart:legend-position="top" svg:x="0.597cm" svg:y="1.417cm" style:legend-expansion="wide" chart:style-name="ch3"/>
        <chart:plot-area chart:style-name="ch4" table:cell-range-address="Sheet1.B1:Sheet1.H1 Sheet1.A8:Sheet1.A11 Sheet1.B12:Sheet1.H15 Sheet1.A3:Sheet1.A3 Sheet1.B4:Sheet1.H4" chart:data-source-has-labels="both" svg:x="1.132cm" svg:y="4.324cm" svg:width="4.814cm" svg:height="10.262cm">
          <chartooo:coordinate-region svg:x="1.859cm" svg:y="4.523cm" svg:width="3.913cm" svg:height="9.416cm"/>
          <chart:axis chart:dimension="x" chart:name="primary-x" chart:style-name="ch5" chartooo:axis-type="auto">
            <chartooo:date-scale/>
            <chart:title svg:x="1.034cm" svg:y="14.903cm" chart:style-name="ch6">
              <text:p>Number of Symmetric Dimensions</text:p>
            </chart:title>
            <chart:categories table:cell-range-address="Sheet1.B1:Sheet1.H1"/>
          </chart:axis>
          <chart:axis chart:dimension="y" chart:name="primary-y" chart:style-name="ch7">
            <chart:title svg:x="0.451cm" svg:y="10.994cm" chart:style-name="ch8">
              <text:p>Time (% of baseline)</text:p>
            </chart:title>
            <chart:grid chart:style-name="ch9" chart:class="major"/>
          </chart:axis>
          <chart:series chart:style-name="ch10" chart:values-cell-range-address="Sheet1.B12:Sheet1.H12" chart:label-cell-address="Sheet1.A8:Sheet1.A8" chart:class="chart:line">
            <chart:data-point chart:repeated="7"/>
          </chart:series>
          <chart:series chart:style-name="ch11" chart:values-cell-range-address="Sheet1.B13:Sheet1.H13" chart:label-cell-address="Sheet1.A9:Sheet1.A9" chart:class="chart:line">
            <chart:data-point chart:repeated="7"/>
          </chart:series>
          <chart:series chart:style-name="ch12" chart:values-cell-range-address="Sheet1.B14:Sheet1.H14" chart:label-cell-address="Sheet1.A10:Sheet1.A10" chart:class="chart:line">
            <chart:data-point chart:repeated="7"/>
          </chart:series>
          <chart:series chart:style-name="ch13" chart:values-cell-range-address="Sheet1.B15:Sheet1.H15" chart:label-cell-address="Sheet1.A11:Sheet1.A11" chart:class="chart:line">
            <chart:data-point chart:repeated="7"/>
          </chart:series>
          <chart:series chart:style-name="ch14" chart:values-cell-range-address="Sheet1.B4:Sheet1.H4" chart:label-cell-address="Sheet1.A3:Sheet1.A3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1:Sheet1.H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Input Allocation</text:p>
                <draw:g>
                  <svg:desc>Sheet1.A8:Sheet1.A8</svg:desc>
                </draw:g>
              </table:table-cell>
              <table:table-cell office:value-type="float" office:value="100">
                <text:p>100</text:p>
                <draw:g>
                  <svg:desc>Sheet1.B12:Sheet1.H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6.1049585198095">
                <text:p>56.1049585198095</text:p>
              </table:table-cell>
              <table:table-cell office:value-type="float" office:value="22.7646105173046">
                <text:p>22.7646105173046</text:p>
              </table:table-cell>
              <table:table-cell office:value-type="float" office:value="7.30222974539816">
                <text:p>7.30222974539816</text:p>
              </table:table-cell>
              <table:table-cell office:value-type="float" office:value="2.40943670503963">
                <text:p>2.40943670503963</text:p>
              </table:table-cell>
              <table:table-cell office:value-type="float" office:value="0.904554188830127">
                <text:p>0.904554188830127</text:p>
              </table:table-cell>
            </table:table-row>
            <table:table-row>
              <table:table-cell office:value-type="string">
                <text:p>Random Fill</text:p>
                <draw:g>
                  <svg:desc>Sheet1.A9:Sheet1.A9</svg:desc>
                </draw:g>
              </table:table-cell>
              <table:table-cell office:value-type="float" office:value="100">
                <text:p>100</text:p>
                <draw:g>
                  <svg:desc>Sheet1.B13:Sheet1.H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4.3731189555773">
                <text:p>54.3731189555773</text:p>
              </table:table-cell>
              <table:table-cell office:value-type="float" office:value="21.8349897671183">
                <text:p>21.8349897671183</text:p>
              </table:table-cell>
              <table:table-cell office:value-type="float" office:value="7.29501464706591">
                <text:p>7.29501464706591</text:p>
              </table:table-cell>
              <table:table-cell office:value-type="float" office:value="1.97824475982825">
                <text:p>1.97824475982825</text:p>
              </table:table-cell>
              <table:table-cell office:value-type="float" office:value="0.49823298867026">
                <text:p>0.49823298867026</text:p>
              </table:table-cell>
            </table:table-row>
            <table:table-row>
              <table:table-cell office:value-type="string">
                <text:p>Output Allocation</text:p>
                <draw:g>
                  <svg:desc>Sheet1.A10:Sheet1.A10</svg:desc>
                </draw:g>
              </table:table-cell>
              <table:table-cell office:value-type="float" office:value="100">
                <text:p>100</text:p>
                <draw:g>
                  <svg:desc>Sheet1.B14:Sheet1.H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3.6807851001786">
                <text:p>53.6807851001786</text:p>
              </table:table-cell>
              <table:table-cell office:value-type="float" office:value="23.0981144951716">
                <text:p>23.0981144951716</text:p>
              </table:table-cell>
              <table:table-cell office:value-type="float" office:value="7.49761878345478">
                <text:p>7.49761878345478</text:p>
              </table:table-cell>
              <table:table-cell office:value-type="float" office:value="2.09522982141399">
                <text:p>2.09522982141399</text:p>
              </table:table-cell>
              <table:table-cell office:value-type="float" office:value="0.507370781059961">
                <text:p>0.507370781059961</text:p>
              </table:table-cell>
            </table:table-row>
            <table:table-row>
              <table:table-cell office:value-type="string">
                <text:p>Parallel Calculation</text:p>
                <draw:g>
                  <svg:desc>Sheet1.A11:Sheet1.A11</svg:desc>
                </draw:g>
              </table:table-cell>
              <table:table-cell office:value-type="float" office:value="100">
                <text:p>100</text:p>
                <draw:g>
                  <svg:desc>Sheet1.B15:Sheet1.H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9.003434252718">
                <text:p>89.003434252718</text:p>
              </table:table-cell>
              <table:table-cell office:value-type="float" office:value="50.4221664252781">
                <text:p>50.4221664252781</text:p>
              </table:table-cell>
              <table:table-cell office:value-type="float" office:value="19.4339069737045">
                <text:p>19.4339069737045</text:p>
              </table:table-cell>
              <table:table-cell office:value-type="float" office:value="6.23229378145166">
                <text:p>6.23229378145166</text:p>
              </table:table-cell>
              <table:table-cell office:value-type="float" office:value="2.0117658467889">
                <text:p>2.0117658467889</text:p>
              </table:table-cell>
            </table:table-row>
            <table:table-row>
              <table:table-cell office:value-type="string">
                <text:p>Empirical Limit</text:p>
                <draw:g>
                  <svg:desc>Sheet1.A3:Sheet1.A3</svg:desc>
                </draw:g>
              </table:table-cell>
              <table:table-cell office:value-type="float" office:value="100">
                <text:p>100</text:p>
                <draw:g>
                  <svg:desc>Sheet1.B4:Sheet1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7.15">
                <text:p>7.15</text:p>
              </table:table-cell>
              <table:table-cell office:value-type="float" office:value="2.002">
                <text:p>2.002</text:p>
              </table:table-cell>
              <table:table-cell office:value-type="float" office:value="0.5005">
                <text:p>0.5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10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.047cm" svg:height="14.903cm" xlink:href=".." xlink:type="simple" chart:class="chart:line" chart:style-name="ch1">
        <chart:title svg:x="0.201cm" svg:y="0.434cm" chart:style-name="ch2">
          <text:p>Commutativity Optimization</text:p>
        </chart:title>
        <chart:legend chart:legend-position="top" svg:x="0.587cm" svg:y="1.398cm" style:legend-expansion="wide" chart:style-name="ch3"/>
        <chart:plot-area chart:style-name="ch4" table:cell-range-address="Sheet1.B1:Sheet1.J1 Sheet1.A19:Sheet1.A20 Sheet1.B21:Sheet1.J22 Sheet1.A3:Sheet1.A3 Sheet1.B5:Sheet1.J5" chart:data-source-has-labels="both" svg:x="1.131cm" svg:y="3.29cm" svg:width="4.796cm" svg:height="10.334cm">
          <chartooo:coordinate-region svg:x="2.043cm" svg:y="3.489cm" svg:width="3.79cm" svg:height="9.488cm"/>
          <chart:axis chart:dimension="x" chart:name="primary-x" chart:style-name="ch5" chartooo:axis-type="auto">
            <chartooo:date-scale/>
            <chart:title svg:x="1.355cm" svg:y="13.922cm" chart:style-name="ch6">
              <text:p>Number of Commutative Args</text:p>
            </chart:title>
            <chart:categories table:cell-range-address="Sheet1.B1:Sheet1.J1"/>
          </chart:axis>
          <chart:axis chart:dimension="y" chart:name="primary-y" chart:style-name="ch7">
            <chart:title svg:x="0.451cm" svg:y="9.996cm" chart:style-name="ch8">
              <text:p>Time (% of baseline)</text:p>
            </chart:title>
            <chart:grid chart:style-name="ch9" chart:class="major"/>
          </chart:axis>
          <chart:series chart:style-name="ch10" chart:values-cell-range-address="Sheet1.B21:Sheet1.J21" chart:label-cell-address="Sheet1.A19:Sheet1.A19" chart:class="chart:line">
            <chart:data-point chart:repeated="9"/>
          </chart:series>
          <chart:series chart:style-name="ch11" chart:values-cell-range-address="Sheet1.B22:Sheet1.J22" chart:label-cell-address="Sheet1.A20:Sheet1.A20" chart:class="chart:line">
            <chart:data-point chart:repeated="9"/>
          </chart:series>
          <chart:series chart:style-name="ch12" chart:values-cell-range-address="Sheet1.B5:Sheet1.J5" chart:label-cell-address="Sheet1.A3:Sheet1.A3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1:Sheet1.J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Output Allocation</text:p>
                <draw:g>
                  <svg:desc>Sheet1.A19:Sheet1.A19</svg:desc>
                </draw:g>
              </table:table-cell>
              <table:table-cell office:value-type="float" office:value="100">
                <text:p>100</text:p>
                <draw:g>
                  <svg:desc>Sheet1.B21:Sheet1.J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4.90230974209">
                <text:p>54.90230974209</text:p>
              </table:table-cell>
              <table:table-cell office:value-type="float" office:value="20.0140450789314">
                <text:p>20.0140450789314</text:p>
              </table:table-cell>
              <table:table-cell office:value-type="float" office:value="6.08061490509952">
                <text:p>6.08061490509952</text:p>
              </table:table-cell>
              <table:table-cell office:value-type="float" office:value="1.5646795124626">
                <text:p>1.5646795124626</text:p>
              </table:table-cell>
              <table:table-cell office:value-type="float" office:value="0.390311781512443">
                <text:p>0.390311781512443</text:p>
              </table:table-cell>
              <table:table-cell office:value-type="float" office:value="0.128748160190859">
                <text:p>0.128748160190859</text:p>
              </table:table-cell>
              <table:table-cell office:value-type="float" office:value="0.117284105011015">
                <text:p>0.117284105011015</text:p>
              </table:table-cell>
            </table:table-row>
            <table:table-row>
              <table:table-cell office:value-type="string">
                <text:p>Parallel Calculation</text:p>
                <draw:g>
                  <svg:desc>Sheet1.A20:Sheet1.A20</svg:desc>
                </draw:g>
              </table:table-cell>
              <table:table-cell office:value-type="float" office:value="100">
                <text:p>100</text:p>
                <draw:g>
                  <svg:desc>Sheet1.B22:Sheet1.J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92.1598165642706">
                <text:p>92.1598165642706</text:p>
              </table:table-cell>
              <table:table-cell office:value-type="float" office:value="47.552022360767">
                <text:p>47.552022360767</text:p>
              </table:table-cell>
              <table:table-cell office:value-type="float" office:value="17.2272285898378">
                <text:p>17.2272285898378</text:p>
              </table:table-cell>
              <table:table-cell office:value-type="float" office:value="5.13586767459518">
                <text:p>5.13586767459518</text:p>
              </table:table-cell>
              <table:table-cell office:value-type="float" office:value="1.2400696958972">
                <text:p>1.2400696958972</text:p>
              </table:table-cell>
              <table:table-cell office:value-type="float" office:value="0.284220110775337">
                <text:p>0.284220110775337</text:p>
              </table:table-cell>
              <table:table-cell office:value-type="float" office:value="0.0982358226021617">
                <text:p>0.0982358226021617</text:p>
              </table:table-cell>
            </table:table-row>
            <table:table-row>
              <table:table-cell office:value-type="string">
                <text:p>Empirical Limit</text:p>
                <draw:g>
                  <svg:desc>Sheet1.A3:Sheet1.A3</svg:desc>
                </draw:g>
              </table:table-cell>
              <table:table-cell office:value-type="float" office:value="100">
                <text:p>100</text:p>
                <draw:g>
                  <svg:desc>Sheet1.B5:Sheet1.J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53.125">
                <text:p>53.125</text:p>
              </table:table-cell>
              <table:table-cell office:value-type="float" office:value="19.9219">
                <text:p>19.9219</text:p>
              </table:table-cell>
              <table:table-cell office:value-type="float" office:value="5.91431">
                <text:p>5.91431</text:p>
              </table:table-cell>
              <table:table-cell office:value-type="float" office:value="1.47858">
                <text:p>1.47858</text:p>
              </table:table-cell>
              <table:table-cell office:value-type="float" office:value="0.323439">
                <text:p>0.323439</text:p>
              </table:table-cell>
              <table:table-cell office:value-type="float" office:value="0.0635326">
                <text:p>0.0635326</text:p>
              </table:table-cell>
              <table:table-cell office:value-type="float" office:value="0.011416">
                <text:p>0.0114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